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.353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fdbb6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gr1" style:family="graphic">
      <style:graphic-properties draw:fill-color="#e8f2a1" draw:textarea-horizontal-align="justify" draw:textarea-vertical-align="middle" draw:auto-grow-height="false" fo:min-height="0.518cm" fo:min-width="3.639cm"/>
      <style:paragraph-properties fo:text-align="center" style:writing-mode="lr-tb"/>
    </style:style>
    <style:style style:name="gr2" style:family="graphic">
      <style:graphic-properties draw:fill-color="#e8f2a1" draw:textarea-horizontal-align="justify" draw:textarea-vertical-align="middle" draw:auto-grow-height="false" fo:min-height="0.518cm" fo:min-width="3.639cm"/>
      <style:paragraph-properties fo:text-align="center" style:text-autospace="none" style:line-break="normal" style:writing-mode="page"/>
      <style:text-properties fo:hyphenate="false"/>
    </style:style>
    <style:style style:name="gr3" style:family="graphic">
      <style:graphic-properties draw:fill-color="#e8f2a1" draw:textarea-horizontal-align="justify" draw:textarea-vertical-align="middle" draw:auto-grow-height="false" fo:min-height="0.518cm" fo:min-width="3.639cm"/>
      <style:paragraph-properties fo:text-align="center"/>
    </style:style>
    <style:style style:name="gr4" style:family="graphic">
      <style:graphic-properties draw:fill-color="#e8f2a1" draw:textarea-horizontal-align="justify" draw:textarea-vertical-align="middle" draw:auto-grow-height="false" fo:min-height="0.518cm" fo:min-width="3.639cm"/>
      <style:paragraph-properties fo:text-align="center" style:text-autospace="none" style:line-break="normal"/>
      <style:text-properties fo:hyphenate="false"/>
    </style:style>
    <style:style style:name="P1" style:family="paragraph">
      <loext:graphic-properties draw:fill-color="#e8f2a1"/>
      <style:paragraph-properties fo:text-align="center" style:writing-mode="lr-tb"/>
    </style:style>
    <style:style style:name="P2" style:family="paragraph">
      <loext:graphic-properties draw:fill-color="#e8f2a1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a proceso  en memoria" table:style-name="ta1">
        <table:shapes>
          <draw:custom-shape draw:z-index="0" draw:style-name="gr1" draw:text-style-name="P1" svg:width="4.543cm" svg:height="1.036cm" svg:x="4.056cm" svg:y="2.07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1" draw:text-style-name="P1" svg:width="4.543cm" svg:height="1.036cm" svg:x="4.181cm" svg:y="4.3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4.543cm" svg:height="1.036cm" svg:x="4.128cm" svg:y="7.17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/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/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/>
          <table:table-cell table:style-name="ce19" office:value-type="string" calcext:value-type="string">
            <text:p>PROGRAMA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9" office:value-type="string" calcext:value-type="string">
            <text:p>A+B=C</text:p>
          </table:table-cell>
          <table:table-cell/>
          <table:table-cell table:style-name="Default" table:number-columns-repeated="5"/>
        </table:table-row>
      </table:table>
      <table:table table:name="I1 Fase Busqueda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6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3" draw:text-style-name="P1" svg:width="4.543cm" svg:height="1.036cm" svg:x="4.128cm" svg:y="7.172cm">
            <text:p text:style-name="P4"><text:span text:style-name="T1">LEER A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ER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/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string" calcext:value-type="string">
            <text:p>LEER A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1 Fase ejecución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15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<text:span text:style-name="T1">4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ER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2 B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7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<text:span text:style-name="T1">LEER B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EER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string" calcext:value-type="string">
            <text:p>LEER B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2 E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16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<text:span text:style-name="T1">7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ER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3 B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8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<text:span text:style-name="T1">SUMAR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string" calcext:value-type="string">
            <text:p>SUMAR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7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8"/>
          <table:table-cell table:style-name="ce11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3 E" table:style-name="ta1">
        <table:shapes>
          <draw:custom-shape draw:z-index="0" draw:style-name="gr1" draw:text-style-name="P1" svg:width="4.543cm" svg:height="1.036cm" svg:x="4.056cm" svg:y="2.07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1" draw:text-style-name="P1" svg:width="4.543cm" svg:height="1.036cm" svg:x="4.181cm" svg:y="4.3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4.543cm" svg:height="1.036cm" svg:x="4.128cm" svg:y="7.17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U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/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1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15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UMULAD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1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4 B" table:style-name="ta1">
        <table:shapes>
          <draw:custom-shape draw:z-index="0" draw:style-name="gr3" draw:text-style-name="P1" svg:width="4.543cm" svg:height="1.036cm" svg:x="4.056cm" svg:y="2.072cm">
            <text:p text:style-name="P3">LEE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9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ESCRIBIR C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SCRIBIR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string" calcext:value-type="string">
            <text:p>ESCRIBIR C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13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1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15"/>
          <table:table-cell table:style-name="ce11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UMULAD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1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I4 E" table:style-name="ta1">
        <table:shapes>
          <draw:custom-shape draw:z-index="0" draw:style-name="gr3" draw:text-style-name="P1" svg:width="4.543cm" svg:height="1.036cm" svg:x="4.056cm" svg:y="2.072cm">
            <text:p text:style-name="P3">ESCRIBIR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3" draw:text-style-name="P1" svg:width="4.543cm" svg:height="1.036cm" svg:x="4.181cm" svg:y="4.33cm">
            <text:p text:style-name="P3">17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4" draw:text-style-name="P2" svg:width="4.543cm" svg:height="1.036cm" svg:x="4.128cm" svg:y="7.172cm">
            <text:p text:style-name="P4">11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5" table:default-cell-style-name="ce3"/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PU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BUS DE CONTROL</text:p>
          </table:table-cell>
          <table:covered-table-cell/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R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SCRIBIR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R A</text:p>
          </table:table-cell>
          <table:table-cell table:number-columns-repeated="2"/>
          <table:table-cell office:value-type="string" calcext:value-type="string">
            <text:p>R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R B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/>
          <table:table-cell table:style-name="ce5" table:number-columns-repeated="3"/>
          <table:table-cell table:style-name="ce12" office:value-type="string" calcext:value-type="string">
            <text:p>R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CRIBIR C</text:p>
          </table:table-cell>
          <table:table-cell table:style-name="ce2" office:value-type="string" calcext:value-type="string" table:number-columns-spanned="2" table:number-rows-spanned="1">
            <text:p>BUS DE DIRECCIONES</text:p>
          </table:table-cell>
          <table:covered-table-cell/>
          <table:table-cell table:style-name="ce5" office:value-type="string" calcext:value-type="string">
            <text:p>RIM</text:p>
          </table:table-cell>
          <table:table-cell table:style-name="ce5" table:number-columns-repeated="2"/>
          <table:table-cell table:style-name="ce12" office:value-type="string" calcext:value-type="string">
            <text:p>R2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5" table:number-columns-repeated="2"/>
          <table:table-cell table:style-name="ce12" office:value-type="string" calcext:value-type="string">
            <text:p>R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4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 office:value-type="string" calcext:value-type="string">
            <text:p>R5</text:p>
          </table:table-cell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ALU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style-name="ce13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A=4</text:p>
          </table:table-cell>
          <table:table-cell table:number-columns-repeated="2"/>
          <table:table-cell table:style-name="ce5"/>
          <table:table-cell table:style-name="ce1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=7</text:p>
          </table:table-cell>
          <table:table-cell table:style-name="ce2" office:value-type="string" calcext:value-type="string" table:number-columns-spanned="2" table:number-rows-spanned="1">
            <text:p>BUS DE DATOS</text:p>
          </table:table-cell>
          <table:covered-table-cell/>
          <table:table-cell table:style-name="ce5"/>
          <table:table-cell table:style-name="ce15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C=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CUMULADO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1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6:23:06.289240309</meta:creation-date>
    <dc:date>2023-09-26T11:05:03.700567749</dc:date>
    <meta:editing-duration>PT47M9S</meta:editing-duration>
    <meta:editing-cycles>3</meta:editing-cycles>
    <meta:generator>LibreOffice/7.3.7.2$Linux_X86_64 LibreOffice_project/30$Build-2</meta:generator>
    <meta:document-statistic meta:table-count="9" meta:cell-count="238" meta:object-count="27"/>
  </office:meta>
</office:document-meta>
</file>